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Media/button-1.wav" manifest:media-type="application/vnd.sun.star.media"/>
  <manifest:file-entry manifest:full-path="Model/duck/duck.bin" manifest:media-type="application/vnd.sun.star.media"/>
  <manifest:file-entry manifest:full-path="Model/duck/duckCM.png" manifest:media-type="application/vnd.sun.star.media"/>
  <manifest:file-entry manifest:full-path="Model/duck/duck0FS.glsl" manifest:media-type="application/vnd.sun.star.media"/>
  <manifest:file-entry manifest:full-path="Model/duck/duck0VS.glsl" manifest:media-type="application/vnd.sun.star.media"/>
  <manifest:file-entry manifest:full-path="Model/duck/duck.json" manifest:media-type="application/vnd.sun.star.media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2.572cm"/>
    </style: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standard" draw:layer="layout" svg:width="9.36cm" svg:height="8.294cm" svg:x="2.54cm" svg:y="8.216cm" presentation:class="object" presentation:user-transformed="true">
          <draw:plugin xlink:href="Model/duck/duck.json" xlink:type="simple" xlink:show="embed" xlink:actuate="onLoad" draw:mime-type="application/vnd.gltf+json">
            <draw:param draw:name="Loop" draw:value="false"/>
            <draw:param draw:name="Mute" draw:value="false"/>
            <draw:param draw:name="VolumeDB" draw:value="0"/>
            <draw:param draw:name="Zoom" draw:value="100%"/>
          </draw:plugin>
        </draw:frame>
        <draw:frame draw:style-name="standard" draw:layer="layout" svg:width="9.67cm" svg:height="8.132cm" svg:x="14.478cm" svg:y="8.382cm">
          <draw:plugin xlink:href="Media/button-1.wav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Arial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4-03T20:45:52.939219574</meta:creation-date>
    <dc:date>2014-04-03T20:46:27.108220412</dc:date>
    <meta:editing-duration>P0D</meta:editing-duration>
    <meta:editing-cycles>1</meta:editing-cycles>
    <meta:document-statistic meta:object-count="26"/>
    <meta:generator>LibreOfficeDev/4.3.0.0.alpha0$Linux_x86 LibreOffice_project/ecaf5ebd436bcca01bbd5d881bde25f45cb87928</meta:generator>
  </office:meta>
</office:document-meta>
</file>